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1B2F92C844E1C454.png" manifest:media-type="image/png"/>
  <manifest:file-entry manifest:full-path="Pictures/1000020100000164000000E261F5F958AFF21C79.png" manifest:media-type="image/png"/>
  <manifest:file-entry manifest:full-path="Pictures/10000201000003A5000002E9F70C95BD3950BE69.png" manifest:media-type="image/png"/>
  <manifest:file-entry manifest:full-path="Pictures/100003E6000024C900001756B5C0C952ED71FA5F.svg" manifest:media-type="image/svg+xml"/>
  <manifest:file-entry manifest:full-path="Pictures/10000201000001330000014EABD24290D40FC7AB.png" manifest:media-type="image/png"/>
  <manifest:file-entry manifest:full-path="Pictures/100002010000011800000112FF09F48716394A54.png" manifest:media-type="image/png"/>
  <manifest:file-entry manifest:full-path="Pictures/100002010000012E0000011896F7244CC6FA107F.png" manifest:media-type="image/png"/>
  <manifest:file-entry manifest:full-path="Pictures/100002010000013500000120DC2BDF0E99CB27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179cm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89cm" svg:height="7.407cm" svg:x="10.013cm" svg:y="34.528cm">
          <draw:image xlink:href="Pictures/100002010000012E0000011896F7244CC6FA107F.png" xlink:type="simple" xlink:show="embed" xlink:actuate="onLoad">
            <text:p/>
          </draw:image>
        </draw:frame>
        <draw:frame draw:style-name="gr2" draw:text-style-name="P1" draw:layer="layout" svg:width="7.407cm" svg:height="7.249cm" svg:x="10.214cm" svg:y="24.368cm">
          <draw:image xlink:href="Pictures/100002010000011800000112FF09F48716394A54.png" xlink:type="simple" xlink:show="embed" xlink:actuate="onLoad">
            <text:p text:style-name="P1"/>
          </draw:image>
        </draw:frame>
        <draw:frame draw:style-name="gr3" draw:text-style-name="P2" draw:layer="layout" svg:width="4.191cm" svg:height="3.429cm" svg:x="11.271cm" svg:y="25.257cm">
          <draw:text-box>
            <text:p text:style-name="P1">Pending</text:p>
            <text:p text:style-name="P1"/>
            <text:p text:style-name="P1">GeoKrety</text:p>
            <text:p text:style-name="P1"/>
          </draw:text-box>
        </draw:frame>
        <draw:frame draw:style-name="gr2" draw:text-style-name="P1" draw:layer="layout" svg:width="7.407cm" svg:height="7.249cm" svg:x="18.342cm" svg:y="23.987cm">
          <draw:image xlink:href="Pictures/100002010000011800000112FF09F48716394A54.png" xlink:type="simple" xlink:show="embed" xlink:actuate="onLoad">
            <text:p/>
          </draw:image>
        </draw:frame>
        <draw:frame draw:style-name="gr3" draw:text-style-name="P3" draw:layer="layout" svg:width="4.191cm" svg:height="3.429cm" svg:x="19.399cm" svg:y="25.003cm">
          <draw:text-box>
            <text:p text:style-name="P1">Pending</text:p>
            <text:p text:style-name="P1"/>
            <text:p text:style-name="P1">GeoKrety</text:p>
            <text:p text:style-name="P1">Details</text:p>
          </draw:text-box>
        </draw:frame>
        <draw:frame draw:style-name="gr1" draw:text-style-name="P1" draw:layer="layout" svg:width="7.989cm" svg:height="7.407cm" svg:x="28.162cm" svg:y="23.733cm">
          <draw:image xlink:href="Pictures/100002010000012E0000011896F7244CC6FA107F.png" xlink:type="simple" xlink:show="embed" xlink:actuate="onLoad">
            <text:p/>
          </draw:image>
        </draw:frame>
        <draw:frame draw:style-name="gr3" draw:text-style-name="P2" draw:layer="layout" svg:width="4.191cm" svg:height="3.429cm" svg:x="11.144cm" svg:y="35.417cm">
          <draw:text-box>
            <text:p text:style-name="P1"/>
            <text:p text:style-name="P1"/>
            <text:p text:style-name="P1">GeoKrety</text:p>
            <text:p text:style-name="P1"/>
          </draw:text-box>
        </draw:frame>
        <draw:frame draw:style-name="gr3" draw:text-style-name="P2" draw:layer="layout" svg:width="4.191cm" svg:height="3.429cm" svg:x="29.178cm" svg:y="24.79cm">
          <draw:text-box>
            <text:p text:style-name="P1"/>
            <text:p text:style-name="P1"/>
            <text:p text:style-name="P1">GeoKrety</text:p>
            <text:p text:style-name="P1">Details</text:p>
          </draw:text-box>
        </draw:frame>
        <draw:frame draw:style-name="gr2" draw:text-style-name="P1" draw:layer="layout" svg:width="8.175cm" svg:height="7.619cm" svg:x="27.273cm" svg:y="34.147cm">
          <draw:image xlink:href="Pictures/100002010000013500000120DC2BDF0E99CB27D6.png" xlink:type="simple" xlink:show="embed" xlink:actuate="onLoad">
            <text:p text:style-name="P1"/>
          </draw:image>
        </draw:frame>
        <draw:frame draw:style-name="gr4" draw:text-style-name="P2" draw:layer="layout" svg:width="4.191cm" svg:height="3.175cm" svg:x="29.178cm" svg:y="37.576cm">
          <draw:text-box>
            <text:p text:style-name="P1">GeoKrety</text:p>
            <text:p text:style-name="P1">Details</text:p>
            <text:p text:style-name="P1"/>
            <text:p text:style-name="P1">XML</text:p>
          </draw:text-box>
        </draw:frame>
        <draw:frame draw:style-name="gr1" draw:text-style-name="P1" draw:layer="layout" svg:width="3.785cm" svg:height="3.022cm" draw:transform="rotate (-2.08165419885364) translate (15.377cm 31.353cm)">
          <draw:image xlink:href="Pictures/10000201000003A5000002E9F70C95BD3950BE69.png" xlink:type="simple" xlink:show="embed" xlink:actuate="onLoad">
            <text:p/>
          </draw:image>
        </draw:frame>
        <draw:frame draw:style-name="gr1" draw:text-style-name="P1" draw:layer="layout" svg:width="4.577cm" svg:height="4.979cm" svg:x="19.013cm" svg:y="44.027cm">
          <draw:image xlink:href="Pictures/10000201000001330000014EABD24290D40FC7AB.png" xlink:type="simple" xlink:show="embed" xlink:actuate="onLoad">
            <text:p/>
          </draw:image>
        </draw:frame>
        <draw:frame draw:style-name="gr1" draw:text-style-name="P1" draw:layer="layout" svg:width="6.985cm" svg:height="4.431cm" svg:x="23.844cm" svg:y="42.035cm">
          <draw:image xlink:href="Pictures/100003E6000024C900001756B5C0C952ED71FA5F.svg" xlink:type="simple" xlink:show="embed" xlink:actuate="onLoad">
            <text:p/>
          </draw:image>
          <draw:image xlink:href="Pictures/1000020100000164000000E261F5F958AFF21C79.png" xlink:type="simple" xlink:show="embed" xlink:actuate="onLoad"/>
        </draw:frame>
        <draw:frame draw:style-name="gr5" draw:text-style-name="P1" draw:layer="layout" svg:width="6.93cm" svg:height="4.395cm" draw:transform="skewX (0.000174532925199434) rotate (0.012915436464758) translate (11.906cm 42.325cm)">
          <draw:image xlink:href="Pictures/100003E6000024C900001756B5C0C952ED71FA5F.svg" xlink:type="simple" xlink:show="embed" xlink:actuate="onLoad">
            <text:p/>
          </draw:image>
          <draw:image xlink:href="Pictures/1000020100000164000000E261F5F958AFF21C79.png" xlink:type="simple" xlink:show="embed" xlink:actuate="onLoad"/>
        </draw:frame>
        <draw:frame draw:style-name="gr1" draw:text-style-name="P1" draw:layer="layout" svg:width="3.785cm" svg:height="3.022cm" draw:transform="rotate (-0.493579112463996) translate (25.022cm 24.495cm)">
          <draw:image xlink:href="Pictures/10000201000003A5000002E9F70C95BD3950BE69.png" xlink:type="simple" xlink:show="embed" xlink:actuate="onLoad">
            <text:p/>
          </draw:image>
        </draw:frame>
        <draw:frame draw:style-name="gr1" draw:text-style-name="P1" draw:layer="layout" svg:width="3.785cm" svg:height="3.022cm" draw:transform="rotate (-2.08165419885364) translate (33.369cm 31.226cm)">
          <draw:image xlink:href="Pictures/10000201000003A5000002E9F70C95BD3950BE69.png" xlink:type="simple" xlink:show="embed" xlink:actuate="onLoad">
            <text:p/>
          </draw:image>
        </draw:frame>
        <draw:frame draw:style-name="gr1" draw:text-style-name="P1" draw:layer="layout" svg:width="4.312cm" svg:height="9.445cm" svg:x="15.335cm" svg:y="8.874cm">
          <draw:image xlink:href="Pictures/10000201000000A3000001651B2F92C844E1C454.png" xlink:type="simple" xlink:show="embed" xlink:actuate="onLoad">
            <text:p/>
          </draw:image>
        </draw:frame>
        <draw:frame draw:style-name="gr1" draw:text-style-name="P1" draw:layer="layout" svg:width="6.985cm" svg:height="4.431cm" draw:transform="rotate (-2.56685573090806) translate (17.113cm 20.975cm)">
          <draw:image xlink:href="Pictures/100003E6000024C900001756B5C0C952ED71FA5F.svg" xlink:type="simple" xlink:show="embed" xlink:actuate="onLoad">
            <text:p/>
          </draw:image>
          <draw:image xlink:href="Pictures/1000020100000164000000E261F5F958AFF21C79.png" xlink:type="simple" xlink:show="embed" xlink:actuate="onLoad"/>
        </draw:frame>
        <draw:frame draw:style-name="gr5" draw:text-style-name="P1" draw:layer="layout" svg:width="6.985cm" svg:height="4.431cm" draw:transform="rotate (2.56685573090806) translate (23.484cm 24.391cm)">
          <draw:image xlink:href="Pictures/100003E6000024C900001756B5C0C952ED71FA5F.svg" xlink:type="simple" xlink:show="embed" xlink:actuate="onLoad">
            <text:p/>
          </draw:image>
          <draw:image xlink:href="Pictures/1000020100000164000000E261F5F958AFF21C79.png" xlink:type="simple" xlink:show="embed" xlink:actuate="onLoad"/>
        </draw:frame>
        <draw:frame draw:style-name="gr6" draw:text-style-name="P2" draw:layer="layout" svg:width="5.535cm" svg:height="0.962cm" svg:x="7.477cm" svg:y="17.183cm">
          <draw:text-box>
            <text:p>Read export2.php</text:p>
          </draw:text-box>
        </draw:frame>
        <draw:frame draw:style-name="gr7" draw:text-style-name="P3" draw:layer="layout" svg:width="6.175cm" svg:height="2.384cm" svg:x="21.304cm" svg:y="15.761cm">
          <draw:text-box>
            <text:p text:style-name="P1">Parse GK web page</text:p>
            <text:p text:style-name="P1">+</text:p>
            <text:p text:style-name="P1">Parse GPX export</text:p>
          </draw:text-box>
        </draw:frame>
        <draw:frame draw:style-name="gr8" draw:text-style-name="P5" draw:layer="layout" svg:width="4.117cm" svg:height="0.962cm" svg:x="15.409cm" svg:y="16.367cm">
          <draw:text-box>
            <text:p text:style-name="P4"><text:span text:style-name="T1">Geokrety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23:49:00.328516274</meta:creation-date>
    <dc:date>2016-06-16T00:26:45.768901699</dc:date>
    <meta:editing-duration>PT6M23S</meta:editing-duration>
    <meta:editing-cycles>1</meta:editing-cycles>
    <meta:document-statistic meta:object-count="22"/>
    <meta:generator>LibreOffice/5.0.5.2$Linux_X86_64 LibreOffice_project/00m0$Build-2</meta:generator>
  </office:meta>
</office:document-meta>
</file>